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ObjectReplacements/Object 7"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9257in"/>
    </style:style>
    <style:style style:name="Table1.B" style:family="table-column">
      <style:table-column-properties style:column-width="4.7674in"/>
    </style:style>
    <style:style style:name="Table1.A1" style:family="table-cell">
      <style:table-cell-properties style:vertical-align="middle" fo:padding-left="0in" fo:padding-right="0in" fo:padding-top="0in" fo:padding-bottom="0.0194in" fo:border-left="none" fo:border-right="none" fo:border-top="none" fo:border-bottom="1.5pt solid #dee2e6"/>
    </style:style>
    <style:style style:name="Table1.A2" style:family="table-cell">
      <style:table-cell-properties style:vertical-align="middle" fo:padding-left="0in" fo:padding-right="0in" fo:padding-top="0.0194in" fo:padding-bottom="0in" fo:border-left="none" fo:border-right="none" fo:border-top="0.05pt solid #dee2e6" fo:border-bottom="none"/>
    </style:style>
    <style:style style:name="P1" style:family="paragraph" style:parent-style-name="Standard">
      <style:paragraph-properties fo:margin-left="0in" fo:margin-right="0in" fo:margin-top="0.3646in" fo:margin-bottom="0.0972in" loext:contextual-spacing="false" fo:text-indent="0in" style:auto-text-indent="false"/>
      <style:text-properties fo:font-size="2pt" style:font-size-asian="2pt" style:font-size-complex="2pt"/>
    </style:style>
    <style:style style:name="P2" style:family="paragraph" style:parent-style-name="Text_20_body" style:list-style-name="L18">
      <style:paragraph-properties fo:margin-top="0in" fo:margin-bottom="0in" loext:contextual-spacing="false" fo:padding="0in" fo:border="none"/>
    </style:style>
    <style:style style:name="P3" style:family="paragraph" style:parent-style-name="Text_20_body">
      <style:paragraph-properties fo:margin-top="0.3646in" fo:margin-bottom="0.0972in" loext:contextual-spacing="false"/>
      <style:text-properties fo:font-weight="normal" fo:background-color="#ffffff" style:font-weight-asian="normal" style:font-weight-complex="normal" loext:padding="0in" loext:border="none"/>
    </style:style>
    <style:style style:name="P4" style:family="paragraph" style:parent-style-name="Text_20_body">
      <style:paragraph-properties fo:margin-top="0.3646in" fo:margin-bottom="0.2083in" loext:contextual-spacing="false"/>
    </style:style>
    <style:style style:name="P5" style:family="paragraph" style:parent-style-name="Text_20_body">
      <style:paragraph-properties fo:margin-top="0.3646in" fo:margin-bottom="0.2083in" loext:contextual-spacing="false"/>
      <style:text-properties fo:background-color="#ffffff" loext:padding="0in" loext:border="none"/>
    </style:style>
    <style:style style:name="P6" style:family="paragraph" style:parent-style-name="Text_20_body">
      <style:paragraph-properties fo:margin-top="0.3646in" fo:margin-bottom="0.2083in" loext:contextual-spacing="false" fo:text-align="justify" style:justify-single-word="false"/>
      <style:text-properties fo:background-color="#ffffff" loext:padding="0in" loext:border="none"/>
    </style:style>
    <style:style style:name="P7" style:family="paragraph" style:parent-style-name="Text_20_body">
      <style:paragraph-properties fo:margin-top="0.3646in" fo:margin-bottom="0.2083in" loext:contextual-spacing="false"/>
      <style:text-properties loext:padding="0in" loext:border="none"/>
    </style:style>
    <style:style style:name="P8" style:family="paragraph" style:parent-style-name="Text_20_body">
      <style:paragraph-properties fo:margin-top="0.3646in" fo:margin-bottom="0.2083in" loext:contextual-spacing="false" fo:line-height="150%" fo:text-align="center" style:justify-single-word="false"/>
    </style:style>
    <style:style style:name="P9" style:family="paragraph" style:parent-style-name="Text_20_body">
      <style:paragraph-properties fo:margin-top="0.3646in" fo:margin-bottom="0.2083in" loext:contextual-spacing="false"/>
      <style:text-properties fo:font-weight="normal" fo:background-color="#ffffff" style:font-weight-asian="normal" style:font-weight-complex="normal" loext:padding="0in" loext:border="none"/>
    </style:style>
    <style:style style:name="P10" style:family="paragraph" style:parent-style-name="Text_20_body">
      <style:paragraph-properties fo:margin-top="0in" fo:margin-bottom="0.2083in" loext:contextual-spacing="false"/>
    </style:style>
    <style:style style:name="P11" style:family="paragraph" style:parent-style-name="Text_20_body">
      <style:paragraph-properties fo:margin-top="0in" fo:margin-bottom="0.2083in" loext:contextual-spacing="false"/>
      <style:text-properties fo:font-weight="normal" fo:background-color="#ffffff" style:font-weight-asian="normal" style:font-weight-complex="normal" loext:padding="0in" loext:border="none"/>
    </style:style>
    <style:style style:name="P12" style:family="paragraph" style:parent-style-name="Text_20_body" style:list-style-name="L4">
      <style:paragraph-properties fo:margin-top="0in" fo:margin-bottom="0.2083in" loext:contextual-spacing="false"/>
      <style:text-properties fo:font-weight="normal" fo:background-color="#ffffff" style:font-weight-asian="normal" style:font-weight-complex="normal" loext:padding="0in" loext:border="none"/>
    </style:style>
    <style:style style:name="P13" style:family="paragraph" style:parent-style-name="Text_20_body" style:list-style-name="L6">
      <style:paragraph-properties fo:margin-top="0in" fo:margin-bottom="0.2083in" loext:contextual-spacing="false"/>
      <style:text-properties fo:font-weight="normal" fo:background-color="#ffffff" style:font-weight-asian="normal" style:font-weight-complex="normal" loext:padding="0in" loext:border="none"/>
    </style:style>
    <style:style style:name="P14" style:family="paragraph" style:parent-style-name="Text_20_body">
      <style:paragraph-properties fo:margin-top="0in" fo:margin-bottom="0.2083in" loext:contextual-spacing="false" fo:text-align="start" style:justify-single-word="false" fo:orphans="2" fo:widows="2"/>
      <style:text-properties fo:font-weight="normal" fo:background-color="#ffffff" style:font-weight-asian="normal" style:font-weight-complex="normal" loext:padding="0in" loext:border="none"/>
    </style:style>
    <style:style style:name="P15" style:family="paragraph" style:parent-style-name="Text_20_body">
      <style:paragraph-properties fo:margin-top="0in" fo:margin-bottom="0.2083in" loext:contextual-spacing="false"/>
      <style:text-properties fo:font-weight="normal" fo:background-color="#ffffff" loext:padding="0in" loext:border="none"/>
    </style:style>
    <style:style style:name="P16" style:family="paragraph" style:parent-style-name="Text_20_body" style:list-style-name="L4">
      <style:paragraph-properties fo:margin-top="0in" fo:margin-bottom="0.2083in" loext:contextual-spacing="false"/>
      <style:text-properties fo:font-weight="normal" fo:background-color="#ffffff" loext:padding="0in" loext:border="none"/>
    </style:style>
    <style:style style:name="P17" style:family="paragraph" style:parent-style-name="Text_20_body" style:list-style-name="L5">
      <style:paragraph-properties fo:margin-top="0in" fo:margin-bottom="0.2083in" loext:contextual-spacing="false"/>
      <style:text-properties fo:font-weight="normal" fo:background-color="#ffffff" loext:padding="0in" loext:border="none"/>
    </style:style>
    <style:style style:name="P18" style:family="paragraph" style:parent-style-name="Text_20_body" style:list-style-name="L6">
      <style:paragraph-properties fo:margin-top="0in" fo:margin-bottom="0.2083in" loext:contextual-spacing="false"/>
      <style:text-properties fo:font-weight="normal" fo:background-color="#ffffff" loext:padding="0in" loext:border="none"/>
    </style:style>
    <style:style style:name="P19" style:family="paragraph" style:parent-style-name="Text_20_body" style:list-style-name="L7">
      <style:paragraph-properties fo:margin-top="0in" fo:margin-bottom="0.2083in" loext:contextual-spacing="false"/>
      <style:text-properties fo:font-weight="normal" fo:background-color="#ffffff" loext:padding="0in" loext:border="none"/>
    </style:style>
    <style:style style:name="P20" style:family="paragraph" style:parent-style-name="Text_20_body" style:list-style-name="L8">
      <style:paragraph-properties fo:margin-top="0in" fo:margin-bottom="0.2083in" loext:contextual-spacing="false"/>
      <style:text-properties fo:font-weight="normal" fo:background-color="#ffffff" loext:padding="0in" loext:border="none"/>
    </style:style>
    <style:style style:name="P21" style:family="paragraph" style:parent-style-name="Text_20_body" style:list-style-name="L9">
      <style:paragraph-properties fo:margin-top="0in" fo:margin-bottom="0.2083in" loext:contextual-spacing="false"/>
      <style:text-properties fo:font-weight="normal" fo:background-color="#ffffff" loext:padding="0in" loext:border="none"/>
    </style:style>
    <style:style style:name="P22" style:family="paragraph" style:parent-style-name="Text_20_body" style:list-style-name="L10">
      <style:paragraph-properties fo:margin-top="0in" fo:margin-bottom="0.2083in" loext:contextual-spacing="false"/>
      <style:text-properties fo:font-weight="normal" fo:background-color="#ffffff" loext:padding="0in" loext:border="none"/>
    </style:style>
    <style:style style:name="P23" style:family="paragraph" style:parent-style-name="Text_20_body" style:list-style-name="L11">
      <style:paragraph-properties fo:margin-top="0in" fo:margin-bottom="0.2083in" loext:contextual-spacing="false"/>
      <style:text-properties fo:font-weight="normal" fo:background-color="#ffffff" loext:padding="0in" loext:border="none"/>
    </style:style>
    <style:style style:name="P24" style:family="paragraph" style:parent-style-name="Text_20_body" style:list-style-name="L12">
      <style:paragraph-properties fo:margin-top="0in" fo:margin-bottom="0.2083in" loext:contextual-spacing="false"/>
      <style:text-properties fo:font-weight="normal" fo:background-color="#ffffff" loext:padding="0in" loext:border="none"/>
    </style:style>
    <style:style style:name="P25" style:family="paragraph" style:parent-style-name="Text_20_body" style:list-style-name="L13">
      <style:paragraph-properties fo:margin-top="0in" fo:margin-bottom="0.2083in" loext:contextual-spacing="false"/>
      <style:text-properties fo:font-weight="normal" fo:background-color="#ffffff" loext:padding="0in" loext:border="none"/>
    </style:style>
    <style:style style:name="P26" style:family="paragraph" style:parent-style-name="Text_20_body" style:list-style-name="L15">
      <style:paragraph-properties fo:margin-top="0in" fo:margin-bottom="0.2083in" loext:contextual-spacing="false"/>
      <style:text-properties fo:font-weight="normal" fo:background-color="#ffffff" loext:padding="0in" loext:border="none"/>
    </style:style>
    <style:style style:name="P27" style:family="paragraph" style:parent-style-name="Text_20_body" style:list-style-name="L16">
      <style:paragraph-properties fo:margin-top="0in" fo:margin-bottom="0.2083in" loext:contextual-spacing="false"/>
      <style:text-properties fo:font-weight="normal" fo:background-color="#ffffff" loext:padding="0in" loext:border="none"/>
    </style:style>
    <style:style style:name="P28" style:family="paragraph" style:parent-style-name="Text_20_body" style:list-style-name="L17">
      <style:paragraph-properties fo:margin-top="0in" fo:margin-bottom="0.2083in" loext:contextual-spacing="false"/>
      <style:text-properties fo:font-weight="normal" fo:background-color="#ffffff" loext:padding="0in" loext:border="none"/>
    </style:style>
    <style:style style:name="P29" style:family="paragraph" style:parent-style-name="Text_20_body" style:list-style-name="L19">
      <style:paragraph-properties fo:margin-top="0in" fo:margin-bottom="0.2083in" loext:contextual-spacing="false"/>
      <style:text-properties fo:font-weight="normal" fo:background-color="#ffffff" loext:padding="0in" loext:border="none"/>
    </style:style>
    <style:style style:name="P30" style:family="paragraph" style:parent-style-name="Text_20_body" style:list-style-name="L1">
      <style:paragraph-properties fo:margin-top="0in" fo:margin-bottom="0.2083in" loext:contextual-spacing="false"/>
    </style:style>
    <style:style style:name="P31" style:family="paragraph" style:parent-style-name="Text_20_body" style:list-style-name="L2">
      <style:paragraph-properties fo:margin-top="0in" fo:margin-bottom="0.2083in" loext:contextual-spacing="false"/>
    </style:style>
    <style:style style:name="P32" style:family="paragraph" style:parent-style-name="Text_20_body" style:list-style-name="L3">
      <style:paragraph-properties fo:margin-top="0in" fo:margin-bottom="0.2083in" loext:contextual-spacing="false"/>
    </style:style>
    <style:style style:name="P33" style:family="paragraph" style:parent-style-name="Text_20_body" style:list-style-name="L14">
      <style:paragraph-properties fo:margin-top="0in" fo:margin-bottom="0.2083in" loext:contextual-spacing="false"/>
    </style:style>
    <style:style style:name="P34" style:family="paragraph" style:parent-style-name="Text_20_body">
      <style:paragraph-properties fo:margin-top="0in" fo:margin-bottom="0.2083in" loext:contextual-spacing="false" fo:text-align="start" style:justify-single-word="false" fo:orphans="2" fo:widows="2"/>
      <style:text-properties fo:font-variant="normal" fo:text-transform="none" fo:color="#212529" fo:letter-spacing="normal" fo:background-color="#ffffff" loext:padding="0in" loext:border="none"/>
    </style:style>
    <style:style style:name="P35" style:family="paragraph" style:parent-style-name="Text_20_body">
      <style:paragraph-properties fo:margin-top="0in" fo:margin-bottom="0.2083in" loext:contextual-spacing="false" fo:text-align="start" style:justify-single-word="false" fo:orphans="2" fo:widows="2"/>
      <style:text-properties fo:font-variant="normal" fo:text-transform="none" fo:color="#212529" style:font-name="Roboto" fo:font-size="9.75pt" fo:letter-spacing="normal" fo:font-style="normal" fo:font-weight="normal" fo:background-color="#ffffff" loext:padding="0in" loext:border="none"/>
    </style:style>
    <style:style style:name="P36" style:family="paragraph" style:parent-style-name="Text_20_body">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style:font-name-asian="Roboto" style:font-size-asian="12pt" style:font-style-asian="normal" style:font-weight-asian="normal" style:font-name-complex="Roboto" style:font-size-complex="12pt" style:font-style-complex="normal" style:font-weight-complex="normal" loext:padding="0in" loext:border="none"/>
    </style:style>
    <style:style style:name="P37" style:family="paragraph" style:parent-style-name="Text_20_body" style:list-style-name="L27">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style:font-name-asian="Roboto" style:font-size-asian="12pt" style:font-style-asian="normal" style:font-weight-asian="normal" style:font-name-complex="Roboto" style:font-size-complex="12pt" style:font-style-complex="normal" style:font-weight-complex="normal" loext:padding="0in" loext:border="none"/>
    </style:style>
    <style:style style:name="P38" style:family="paragraph" style:parent-style-name="Text_20_body">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39" style:family="paragraph" style:parent-style-name="Text_20_body" style:list-style-name="L27">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0" style:family="paragraph" style:parent-style-name="Text_20_body" style:list-style-name="L28">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1" style:family="paragraph" style:parent-style-name="Text_20_body" style:list-style-name="L30">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2" style:family="paragraph" style:parent-style-name="Text_20_body" style:list-style-name="L32">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3" style:family="paragraph" style:parent-style-name="Text_20_body" style:list-style-name="L33">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4" style:family="paragraph" style:parent-style-name="Text_20_body" style:list-style-name="L34">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5" style:family="paragraph" style:parent-style-name="Text_20_body" style:list-style-name="L35">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6" style:family="paragraph" style:parent-style-name="Text_20_body" style:list-style-name="L36">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loext:padding="0in" loext:border="none"/>
    </style:style>
    <style:style style:name="P47" style:family="paragraph" style:parent-style-name="Text_20_body">
      <style:paragraph-properties fo:margin-top="0in" fo:margin-bottom="0.2083in" loext:contextual-spacing="false" fo:text-align="start" style:justify-single-word="false" fo:orphans="2" fo:widows="2"/>
    </style:style>
    <style:style style:name="P48" style:family="paragraph" style:parent-style-name="Text_20_body" style:list-style-name="L29">
      <style:paragraph-properties fo:margin-top="0in" fo:margin-bottom="0.2083in" loext:contextual-spacing="false" fo:text-align="start" style:justify-single-word="false" fo:orphans="2" fo:widows="2"/>
    </style:style>
    <style:style style:name="P49" style:family="paragraph" style:parent-style-name="Text_20_body" style:list-style-name="L31">
      <style:paragraph-properties fo:margin-top="0in" fo:margin-bottom="0.2083in" loext:contextual-spacing="false" fo:text-align="start" style:justify-single-word="false" fo:orphans="2" fo:widows="2"/>
    </style:style>
    <style:style style:name="P50" style:family="paragraph" style:parent-style-name="Text_20_body">
      <style:paragraph-properties fo:margin-top="0in" fo:margin-bottom="0.2083in" loext:contextual-spacing="false" fo:text-align="start" style:justify-single-word="false" fo:orphans="2" fo:widows="2"/>
      <style:text-properties loext:padding="0in" loext:border="none"/>
    </style:style>
    <style:style style:name="P51" style:family="paragraph" style:parent-style-name="Text_20_body">
      <style:paragraph-properties fo:margin-top="0in" fo:margin-bottom="0.2083in" loext:contextual-spacing="false" fo:line-height="150%" fo:text-align="center" style:justify-single-word="false" fo:orphans="2" fo:widows="2"/>
    </style:style>
    <style:style style:name="P52" style:family="paragraph" style:parent-style-name="Text_20_body" style:list-style-name="L20">
      <style:paragraph-properties fo:margin-top="0in" fo:margin-bottom="0.2083in" loext:contextual-spacing="false" fo:text-align="start" style:justify-single-word="false" fo:padding="0in" fo:border="none"/>
    </style:style>
    <style:style style:name="P53" style:family="paragraph" style:parent-style-name="Text_20_body" style:list-style-name="L21">
      <style:paragraph-properties fo:margin-top="0in" fo:margin-bottom="0.2083in" loext:contextual-spacing="false" fo:text-align="start" style:justify-single-word="false" fo:padding="0in" fo:border="none"/>
    </style:style>
    <style:style style:name="P54" style:family="paragraph" style:parent-style-name="Text_20_body" style:list-style-name="L18">
      <style:paragraph-properties fo:margin-left="0in" fo:margin-right="0in" fo:margin-top="0in" fo:margin-bottom="0in" loext:contextual-spacing="false" fo:text-indent="0in" style:auto-text-indent="false" fo:padding="0in" fo:border="none"/>
    </style:style>
    <style:style style:name="P55" style:family="paragraph" style:parent-style-name="Text_20_body">
      <style:paragraph-properties fo:margin-left="0in" fo:margin-right="0in" fo:margin-top="0.3646in" fo:margin-bottom="0.2083in" loext:contextual-spacing="false" fo:text-indent="0in" style:auto-text-indent="false"/>
    </style:style>
    <style:style style:name="P56" style:family="paragraph" style:parent-style-name="Text_20_body">
      <style:paragraph-properties fo:margin-left="0in" fo:margin-right="0in" fo:margin-top="0.3646in" fo:margin-bottom="0.1043in" loext:contextual-spacing="false" fo:text-indent="0in" style:auto-text-indent="false"/>
      <style:text-properties fo:background-color="#ffffff" loext:padding="0in" loext:border="none"/>
    </style:style>
    <style:style style:name="P57" style:family="paragraph" style:parent-style-name="Text_20_body">
      <style:paragraph-properties fo:margin-top="0.3646in" fo:margin-bottom="0.1043in" loext:contextual-spacing="false"/>
      <style:text-properties fo:background-color="#ffffff" loext:padding="0in" loext:border="none"/>
    </style:style>
    <style:style style:name="P58" style:family="paragraph" style:parent-style-name="Text_20_body" style:list-style-name="L22">
      <style:paragraph-properties fo:margin-top="0in" fo:margin-bottom="0.0972in" loext:contextual-spacing="false"/>
    </style:style>
    <style:style style:name="P59" style:family="paragraph" style:parent-style-name="Text_20_body" style:list-style-name="L23">
      <style:paragraph-properties fo:margin-top="0in" fo:margin-bottom="0.0972in" loext:contextual-spacing="false"/>
    </style:style>
    <style:style style:name="P60" style:family="paragraph" style:parent-style-name="Heading_20_6">
      <style:paragraph-properties fo:margin-left="0in" fo:margin-right="0.052in" fo:margin-top="0in" fo:margin-bottom="0.2083in" loext:contextual-spacing="false" fo:line-height="120%" fo:text-indent="0in" style:auto-text-indent="false"/>
      <style:text-properties fo:font-size="9pt" fo:font-weight="normal" fo:background-color="#ffffff" loext:padding="0in" loext:border="none"/>
    </style:style>
    <style:style style:name="P61" style:family="paragraph" style:parent-style-name="Heading_20_6">
      <style:paragraph-properties fo:margin-left="0in" fo:margin-right="0.052in" fo:margin-top="0in" fo:margin-bottom="0.2083in" loext:contextual-spacing="false" fo:line-height="120%" fo:text-indent="0in" style:auto-text-indent="false"/>
    </style:style>
    <style:style style:name="P62" style:family="paragraph" style:parent-style-name="Heading_20_6">
      <style:paragraph-properties fo:margin-left="0in" fo:margin-right="0.052in" fo:margin-top="0in" fo:margin-bottom="0.2083in" loext:contextual-spacing="false" fo:line-height="120%" fo:text-align="start" style:justify-single-word="false" fo:orphans="2" fo:widows="2" fo:text-indent="0in" style:auto-text-indent="false"/>
    </style:style>
    <style:style style:name="P63" style:family="paragraph" style:parent-style-name="Heading_20_6">
      <style:paragraph-properties fo:margin-left="0in" fo:margin-right="0.052in" fo:margin-top="0in" fo:margin-bottom="0.2083in" loext:contextual-spacing="false" fo:line-height="120%" fo:text-align="start" style:justify-single-word="false" fo:orphans="2" fo:widows="2" fo:text-indent="0in" style:auto-text-indent="false"/>
      <style:text-properties fo:font-variant="normal" fo:text-transform="none" fo:color="#212529" style:font-name="Roboto" fo:font-size="9pt" fo:letter-spacing="normal" fo:font-style="normal" fo:font-weight="normal" fo:background-color="#ffffff" loext:padding="0in" loext:border="none"/>
    </style:style>
    <style:style style:name="P64" style:family="paragraph" style:parent-style-name="Heading_20_6">
      <style:paragraph-properties fo:margin-left="0in" fo:margin-right="0.0209in" fo:margin-top="0in" fo:margin-bottom="0.2083in" loext:contextual-spacing="false" fo:line-height="120%" fo:text-indent="0in" style:auto-text-indent="false"/>
      <style:text-properties fo:font-size="9pt" fo:font-weight="normal" fo:background-color="#ffffff" loext:padding="0in" loext:border="none"/>
    </style:style>
    <style:style style:name="P65" style:family="paragraph" style:parent-style-name="Heading_20_6">
      <style:paragraph-properties fo:margin-left="0in" fo:margin-right="0.0209in" fo:margin-top="0in" fo:margin-bottom="0.2083in" loext:contextual-spacing="false" fo:line-height="120%" fo:text-align="start" style:justify-single-word="false" fo:orphans="2" fo:widows="2" fo:text-indent="0in" style:auto-text-indent="false"/>
      <style:text-properties fo:font-variant="normal" fo:text-transform="none" fo:color="#212529" style:font-name="Roboto" fo:font-size="9pt" fo:letter-spacing="normal" fo:font-style="normal" fo:font-weight="normal" fo:background-color="#ffffff" loext:padding="0in" loext:border="none"/>
    </style:style>
    <style:style style:name="P66" style:family="paragraph" style:parent-style-name="Heading_20_6">
      <style:paragraph-properties fo:margin-left="0.1043in" fo:margin-right="0.1043in" fo:margin-top="0in" fo:margin-bottom="0.2083in" loext:contextual-spacing="false" fo:line-height="120%" fo:text-indent="0in" style:auto-text-indent="false"/>
      <style:text-properties fo:background-color="#ffffff" loext:padding="0in" loext:border="none"/>
    </style:style>
    <style:style style:name="P67" style:family="paragraph" style:parent-style-name="Heading_20_6">
      <style:paragraph-properties fo:margin-top="0in" fo:margin-bottom="0.2083in" loext:contextual-spacing="false" fo:line-height="120%"/>
      <style:text-properties fo:font-weight="normal" fo:background-color="#ffffff" loext:padding="0in" loext:border="none"/>
    </style:style>
    <style:style style:name="P68" style:family="paragraph" style:parent-style-name="Heading_20_6">
      <style:paragraph-properties fo:margin-top="0in" fo:margin-bottom="0.2083in" loext:contextual-spacing="false" fo:line-height="120%"/>
      <style:text-properties fo:background-color="#ffffff" loext:padding="0in" loext:border="none"/>
    </style:style>
    <style:style style:name="P69" style:family="paragraph" style:parent-style-name="Heading_20_2">
      <style:paragraph-properties fo:margin-top="0in" fo:margin-bottom="0.2083in" loext:contextual-spacing="false" fo:line-height="120%"/>
      <style:text-properties fo:font-size="9.75pt" fo:font-weight="normal" fo:background-color="#ffffff" loext:padding="0in" loext:border="none"/>
    </style:style>
    <style:style style:name="P70" style:family="paragraph" style:parent-style-name="Heading_20_2">
      <style:paragraph-properties fo:margin-top="0in" fo:margin-bottom="0.2083in" loext:contextual-spacing="false" fo:line-height="120%"/>
      <style:text-properties fo:font-weight="normal" fo:background-color="#ffffff" loext:padding="0in" loext:border="none"/>
    </style:style>
    <style:style style:name="P71" style:family="paragraph" style:parent-style-name="Heading_20_2">
      <style:paragraph-properties fo:margin-top="0in" fo:margin-bottom="0.2083in" loext:contextual-spacing="false" fo:line-height="120%" fo:text-align="start" style:justify-single-word="false" fo:orphans="2" fo:widows="2"/>
      <style:text-properties fo:font-variant="normal" fo:text-transform="none" fo:color="#212529" style:font-name="Roboto" fo:font-size="9.75pt" fo:letter-spacing="normal" fo:font-style="normal" fo:font-weight="normal" fo:background-color="#ffffff" loext:padding="0in" loext:border="none"/>
    </style:style>
    <style:style style:name="P72" style:family="paragraph" style:parent-style-name="Heading_20_2">
      <style:paragraph-properties fo:margin-top="0in" fo:margin-bottom="0in" loext:contextual-spacing="false" fo:line-height="120%"/>
    </style:style>
    <style:style style:name="P73" style:family="paragraph" style:parent-style-name="Heading_20_3">
      <style:paragraph-properties fo:margin-top="0.3646in" fo:margin-bottom="0in" loext:contextual-spacing="false" fo:line-height="120%"/>
    </style:style>
    <style:style style:name="P74" style:family="paragraph" style:parent-style-name="Heading_20_3">
      <style:paragraph-properties fo:margin-top="0in" fo:margin-bottom="0.2083in" loext:contextual-spacing="false" fo:line-height="120%"/>
    </style:style>
    <style:style style:name="P75" style:family="paragraph" style:parent-style-name="Heading_20_3">
      <style:paragraph-properties fo:margin-top="0in" fo:margin-bottom="0in" loext:contextual-spacing="false" fo:line-height="120%" fo:text-align="start" style:justify-single-word="false" fo:orphans="2" fo:widows="2"/>
    </style:style>
    <style:style style:name="P76" style:family="paragraph" style:parent-style-name="Heading_20_1">
      <style:text-properties fo:font-variant="normal" fo:text-transform="none" fo:color="#212529" style:font-name="Roboto" fo:font-size="12pt" fo:letter-spacing="normal" fo:font-style="normal" fo:font-weight="normal" fo:background-color="#ffffff" loext:padding="0in" loext:border="none"/>
    </style:style>
    <style:style style:name="P77" style:family="paragraph" style:parent-style-name="Heading_20_4">
      <style:paragraph-properties fo:margin-top="0in" fo:margin-bottom="0.2083in" loext:contextual-spacing="false" fo:line-height="120%"/>
    </style:style>
    <style:style style:name="P78" style:family="paragraph" style:parent-style-name="Heading_20_4">
      <style:paragraph-properties fo:margin-top="0in" fo:margin-bottom="0.2083in" loext:contextual-spacing="false" fo:line-height="120%"/>
      <style:text-properties fo:font-weight="normal" fo:background-color="#ffffff" style:font-weight-asian="normal" style:font-weight-complex="normal" loext:padding="0in" loext:border="none"/>
    </style:style>
    <style:style style:name="P79" style:family="paragraph" style:parent-style-name="Table_20_Contents">
      <style:text-properties fo:font-weight="normal"/>
    </style:style>
    <style:style style:name="P80" style:family="paragraph" style:parent-style-name="Table_20_Contents">
      <style:text-properties fo:font-size="2pt" style:font-size-asian="2pt" style:font-size-complex="2pt"/>
    </style:style>
    <style:style style:name="P81" style:family="paragraph" style:parent-style-name="Table_20_Contents">
      <style:paragraph-properties fo:margin-top="0.3646in" fo:margin-bottom="0.2083in" loext:contextual-spacing="false"/>
      <style:text-properties fo:font-weight="normal"/>
    </style:style>
    <style:style style:name="P82" style:family="paragraph" style:parent-style-name="Table_20_Contents">
      <style:paragraph-properties fo:margin-left="0in" fo:margin-right="0in" fo:margin-top="0in" fo:margin-bottom="0in" loext:contextual-spacing="false" fo:text-indent="0in" style:auto-text-indent="false"/>
    </style:style>
    <style:style style:name="P83" style:family="paragraph" style:parent-style-name="Table_20_Heading">
      <style:text-properties fo:font-weight="normal"/>
    </style:style>
    <style:style style:name="P84" style:family="paragraph" style:parent-style-name="Preformatted_20_Text">
      <style:paragraph-properties fo:margin-top="0in" fo:margin-bottom="0.2083in" loext:contextual-spacing="false"/>
    </style:style>
    <style:style style:name="P85" style:family="paragraph" style:parent-style-name="Preformatted_20_Text">
      <style:paragraph-properties fo:margin-top="0in" fo:margin-bottom="0.2083in" loext:contextual-spacing="false"/>
      <style:text-properties fo:color="#212529" style:font-name="SFMono-Regular" fo:font-size="10.5pt" fo:font-weight="normal" fo:background-color="#ffffff" loext:padding="0in" loext:border="none"/>
    </style:style>
    <style:style style:name="P86" style:family="paragraph" style:parent-style-name="Preformatted_20_Text" style:list-style-name="L13">
      <style:paragraph-properties fo:margin-top="0in" fo:margin-bottom="0.2083in" loext:contextual-spacing="false"/>
      <style:text-properties fo:color="#212529" style:font-name="SFMono-Regular" fo:font-size="10.5pt" fo:font-weight="normal" fo:background-color="#ffffff" loext:padding="0in" loext:border="none"/>
    </style:style>
    <style:style style:name="P87" style:family="paragraph" style:parent-style-name="Preformatted_20_Text" style:list-style-name="L14">
      <style:paragraph-properties fo:margin-top="0in" fo:margin-bottom="0.2083in" loext:contextual-spacing="false"/>
      <style:text-properties fo:color="#212529" style:font-name="SFMono-Regular" fo:font-size="10.5pt" fo:font-weight="normal" fo:background-color="#ffffff" loext:padding="0in" loext:border="none"/>
    </style:style>
    <style:style style:name="P88" style:family="paragraph" style:parent-style-name="Preformatted_20_Text">
      <style:paragraph-properties fo:margin-top="0in" fo:margin-bottom="0.2083in" loext:contextual-spacing="false"/>
      <style:text-properties fo:color="#212529" fo:background-color="#ffffff" loext:padding="0in" loext:border="none"/>
    </style:style>
    <style:style style:name="P89" style:family="paragraph" style:parent-style-name="Preformatted_20_Text" style:list-style-name="L13">
      <style:paragraph-properties fo:margin-top="0in" fo:margin-bottom="0.2083in" loext:contextual-spacing="false"/>
      <style:text-properties fo:color="#212529" fo:background-color="#ffffff" loext:padding="0in" loext:border="none"/>
    </style:style>
    <style:style style:name="P90" style:family="paragraph" style:parent-style-name="Preformatted_20_Text" style:list-style-name="L14">
      <style:paragraph-properties fo:margin-top="0in" fo:margin-bottom="0.2083in" loext:contextual-spacing="false"/>
      <style:text-properties fo:color="#212529" fo:background-color="#ffffff" loext:padding="0in" loext:border="none"/>
    </style:style>
    <style:style style:name="P91" style:family="paragraph" style:parent-style-name="Preformatted_20_Text">
      <style:paragraph-properties fo:margin-top="0in" fo:margin-bottom="0.2083in" loext:contextual-spacing="false"/>
      <style:text-properties fo:font-weight="normal" fo:background-color="#ffffff" style:font-weight-asian="normal" style:font-weight-complex="normal" loext:padding="0in" loext:border="none"/>
    </style:style>
    <style:style style:name="P92" style:family="paragraph" style:parent-style-name="Preformatted_20_Text">
      <style:paragraph-properties fo:margin-top="0in" fo:margin-bottom="0.2083in" loext:contextual-spacing="false" fo:text-align="start" style:justify-single-word="false" fo:orphans="2" fo:widows="2"/>
      <style:text-properties fo:font-variant="normal" fo:text-transform="none" fo:color="#212529" style:font-name="SFMono-Regular" fo:font-size="10.5pt" fo:letter-spacing="normal" fo:font-style="normal" fo:font-weight="normal" fo:background-color="#ffffff" loext:padding="0in" loext:border="none"/>
    </style:style>
    <style:style style:name="P93" style:family="paragraph" style:parent-style-name="Preformatted_20_Text">
      <style:paragraph-properties fo:margin-top="0in" fo:margin-bottom="0.2083in" loext:contextual-spacing="false" fo:text-align="start" style:justify-single-word="false" fo:orphans="2" fo:widows="2"/>
      <style:text-properties fo:font-variant="normal" fo:text-transform="none" fo:color="#212529" style:font-name="Roboto" fo:font-size="12pt" fo:letter-spacing="normal" fo:font-style="normal" fo:font-weight="normal" fo:background-color="#ffffff" style:font-name-asian="Roboto" style:font-size-asian="12pt" style:font-style-asian="normal" style:font-weight-asian="normal" style:font-name-complex="Roboto" style:font-size-complex="12pt" style:font-style-complex="normal" style:font-weight-complex="normal" loext:padding="0in" loext:border="none"/>
    </style:style>
    <style:style style:name="P94" style:family="paragraph" style:parent-style-name="Preformatted_20_Text">
      <style:paragraph-properties fo:margin-top="0in" fo:margin-bottom="0.2083in" loext:contextual-spacing="false" fo:text-align="start" style:justify-single-word="false" fo:orphans="2" fo:widows="2"/>
      <style:text-properties fo:font-variant="normal" fo:text-transform="none" fo:color="#212529" fo:letter-spacing="normal" fo:background-color="#ffffff" loext:padding="0in" loext:border="none"/>
    </style:style>
    <style:style style:name="P95" style:family="paragraph" style:parent-style-name="Heading_20_5">
      <style:paragraph-properties fo:margin-top="0in" fo:margin-bottom="0.2083in" loext:contextual-spacing="false" fo:line-height="120%"/>
      <style:text-properties fo:font-weight="normal" fo:background-color="#ffffff" loext:padding="0in" loext:border="none"/>
    </style:style>
    <style:style style:name="P96" style:family="paragraph" style:parent-style-name="Heading_20_5">
      <style:paragraph-properties fo:margin-left="0in" fo:margin-right="0in" fo:margin-top="0in" fo:margin-bottom="0.0972in" loext:contextual-spacing="false" fo:line-height="120%" fo:text-indent="0in" style:auto-text-indent="false"/>
      <style:text-properties fo:font-weight="normal" loext:padding="0in" loext:border="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fo:background-color="#ffffff" loext:char-shading-value="0" style:font-weight-asian="normal" style:font-weight-complex="normal" loext:padding="0in" loext:border="none"/>
    </style:style>
    <style:style style:name="T4" style:family="text">
      <style:text-properties fo:font-weight="normal" fo:background-color="#ffffff" loext:char-shading-value="0" loext:padding="0in" loext:border="none"/>
    </style:style>
    <style:style style:name="T5" style:family="text">
      <style:text-properties fo:font-weight="normal" loext:padding="0in" loext:border="none"/>
    </style:style>
    <style:style style:name="T6" style:family="text">
      <style:text-properties fo:font-weight="bold"/>
    </style:style>
    <style:style style:name="T7" style:family="text">
      <style:text-properties fo:font-weight="bold" fo:background-color="#ffffff" loext:char-shading-value="0" style:font-weight-asian="normal" style:font-weight-complex="normal" loext:padding="0in" loext:border="none"/>
    </style:style>
    <style:style style:name="T8" style:family="text">
      <style:text-properties fo:font-weight="bold" fo:background-color="#ffffff" loext:char-shading-value="0" loext:padding="0in" loext:border="none"/>
    </style:style>
    <style:style style:name="T9" style:family="text">
      <style:text-properties fo:font-size="9pt" fo:font-weight="normal" fo:background-color="#ffffff" loext:char-shading-value="0" loext:padding="0in" loext:border="none"/>
    </style:style>
    <style:style style:name="T10" style:family="text">
      <style:text-properties fo:font-size="9pt" fo:font-weight="bold" fo:background-color="#ffffff" loext:char-shading-value="0" loext:padding="0in" loext:border="none"/>
    </style:style>
    <style:style style:name="T11" style:family="text">
      <style:text-properties loext:padding="0in" loext:border="none"/>
    </style:style>
    <style:style style:name="T12" style:family="text">
      <style:text-properties fo:font-size="9.75pt" fo:font-weight="bold" fo:background-color="#ffffff" loext:char-shading-value="0" loext:padding="0in" loext:border="none"/>
    </style:style>
    <style:style style:name="T13" style:family="text">
      <style:text-properties fo:font-size="9.75pt" fo:font-weight="normal" fo:background-color="#ffffff" loext:char-shading-value="0" loext:padding="0in" loext:border="none"/>
    </style:style>
    <style:style style:name="T14" style:family="text">
      <style:text-properties fo:color="#007bff" style:text-line-through-style="none" style:text-line-through-type="none" style:text-underline-style="none" fo:font-weight="normal" style:text-blinking="false" fo:background-color="transparent" loext:char-shading-value="0" style:font-weight-asian="normal" style:font-weight-complex="normal" loext:padding="0in" loext:border="none"/>
    </style:style>
    <style:style style:name="T15" style:family="text">
      <style:text-properties fo:color="#007bff" style:text-line-through-style="none" style:text-line-through-type="none" style:text-underline-style="none" fo:font-weight="normal" style:text-blinking="false" fo:background-color="transparent" loext:char-shading-value="0" loext:padding="0in" loext:border="none"/>
    </style:style>
    <style:style style:name="T16" style:family="text">
      <style:text-properties fo:color="#007bff" style:text-line-through-style="none" style:text-line-through-type="none" style:text-underline-style="none" fo:font-weight="bold" style:text-blinking="false" fo:background-color="transparent" loext:char-shading-value="0" loext:padding="0in" loext:border="none"/>
    </style:style>
    <style:style style:name="T17" style:family="text">
      <style:text-properties fo:color="#007bff" style:text-line-through-style="none" style:text-line-through-type="none" fo:font-size="9.75pt" style:text-underline-style="none" fo:font-weight="normal" style:text-blinking="false" fo:background-color="transparent" loext:char-shading-value="0" loext:padding="0in" loext:border="none"/>
    </style:style>
    <style:style style:name="T18" style:family="text">
      <style:text-properties fo:color="#ffffff" style:text-line-through-style="none" style:text-line-through-type="none" style:text-underline-style="none" style:text-blinking="false" fo:background-color="transparent" loext:char-shading-value="0" loext:padding="0in" loext:border="none"/>
    </style:style>
    <style:style style:name="T19" style:family="text">
      <style:text-properties fo:color="#ffffff" style:text-line-through-style="none" style:text-line-through-type="none" style:text-underline-style="none" fo:font-weight="normal" style:text-blinking="false" fo:background-color="#4285f4" loext:char-shading-value="0" style:font-weight-asian="normal" style:font-weight-complex="normal" loext:padding="0in" loext:border="none"/>
    </style:style>
    <style:style style:name="T20" style:family="text">
      <style:text-properties fo:color="#ffffff" style:text-line-through-style="none" style:text-line-through-type="none" fo:font-size="10.5pt" style:text-underline-style="none" style:text-blinking="false" fo:background-color="transparent" loext:char-shading-value="0" loext:padding="0in" loext:border="none"/>
    </style:style>
    <style:style style:name="T21" style:family="text">
      <style:text-properties fo:color="#000000" style:text-line-through-style="none" style:text-line-through-type="none"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22" style:family="text">
      <style:text-properties fo:color="#000000" style:text-line-through-style="none" style:text-line-through-type="none" style:text-underline-style="none" style:text-blinking="false" fo:background-color="transparent" loext:char-shading-value="0" loext:padding="0in" loext:border="none"/>
    </style:style>
    <style:style style:name="T23" style:family="text">
      <style:text-properties fo:color="#000000" style:text-line-through-style="none" style:text-line-through-type="none" fo:font-size="10.5pt" style:text-underline-style="none" fo:font-weight="normal" style:text-blinking="false" fo:background-color="transparent" loext:char-shading-value="0" loext:padding="0in" loext:border="none"/>
    </style:style>
    <style:style style:name="T24" style:family="text">
      <style:text-properties fo:color="#000000" fo:font-weight="bold" fo:background-color="#ffffff" loext:char-shading-value="0" loext:padding="0in" loext:border="none"/>
    </style:style>
    <style:style style:name="T25" style:family="text">
      <style:text-properties style:font-name="SFMono-Regular" fo:font-size="10.5pt" fo:font-weight="normal"/>
    </style:style>
    <style:style style:name="T26" style:family="text">
      <style:text-properties style:font-name="SFMono-Regular" fo:font-size="10.5pt" fo:font-style="normal" fo:font-weight="normal"/>
    </style:style>
    <style:style style:name="T27" style:family="text">
      <style:text-properties fo:color="#212529" style:font-name="SFMono-Regular" fo:font-size="10.5pt" fo:font-weight="bold" fo:background-color="#ffffff" loext:char-shading-value="0" loext:padding="0in" loext:border="none"/>
    </style:style>
    <style:style style:name="T28" style:family="text">
      <style:text-properties fo:color="#212529" style:font-name="SFMono-Regular" fo:font-size="10.5pt" fo:font-weight="normal" fo:background-color="#ffffff" loext:char-shading-value="0" loext:padding="0in" loext:border="none"/>
    </style:style>
    <style:style style:name="T29" style:family="text">
      <style:text-properties fo:color="#212529" fo:background-color="#ffffff" loext:char-shading-value="0" loext:padding="0in" loext:border="none"/>
    </style:style>
    <style:style style:name="T30" style:family="text">
      <style:text-properties fo:color="#212529" style:text-line-through-style="none" style:text-line-through-type="none" style:text-underline-style="none" fo:font-weight="bold" style:text-blinking="false" fo:background-color="transparent" loext:char-shading-value="0"/>
    </style:style>
    <style:style style:name="T31" style:family="text">
      <style:text-properties fo:color="#e83e8c" style:font-name="SFMono-Regular" fo:font-size="10.5pt" fo:font-weight="normal" fo:background-color="#ffffff" loext:char-shading-value="0" style:font-weight-asian="normal" style:font-weight-complex="normal" loext:padding="0in" loext:border="none"/>
    </style:style>
    <style:style style:name="T32" style:family="text">
      <style:text-properties fo:font-variant="normal" fo:text-transform="none" fo:color="#212529" style:font-name="Roboto" fo:font-size="12pt" fo:letter-spacing="normal" fo:font-style="normal" fo:font-weight="normal" fo:background-color="#ffffff" loext:char-shading-value="0" loext:padding="0in" loext:border="none"/>
    </style:style>
    <style:style style:name="T33" style:family="text">
      <style:text-properties fo:font-variant="normal" fo:text-transform="none" fo:color="#212529" style:font-name="Roboto" fo:font-size="12pt" fo:letter-spacing="normal" fo:font-style="normal" fo:font-weight="normal" fo:background-color="#ffffff" loext:char-shading-value="0" style:font-name-asian="Roboto" style:font-size-asian="12pt" style:font-style-asian="normal" style:font-weight-asian="normal" style:font-name-complex="Roboto" style:font-size-complex="12pt" style:font-style-complex="normal" style:font-weight-complex="normal" loext:padding="0in" loext:border="none"/>
    </style:style>
    <style:style style:name="T34" style:family="text">
      <style:text-properties fo:font-variant="normal" fo:text-transform="none" fo:color="#212529" style:font-name="Roboto" fo:font-size="12pt" fo:letter-spacing="normal" fo:font-style="normal" fo:font-weight="bold" fo:background-color="#ffffff" loext:char-shading-value="0" loext:padding="0in" loext:border="none"/>
    </style:style>
    <style:style style:name="T35" style:family="text">
      <style:text-properties fo:font-variant="normal" fo:text-transform="none" fo:color="#212529" style:font-name="Roboto" fo:font-size="12pt" fo:letter-spacing="normal" fo:font-style="normal" fo:font-weight="bold" fo:background-color="#ffffff" loext:char-shading-value="0" style:font-name-asian="Roboto" style:font-size-asian="12pt" style:font-style-asian="normal" style:font-weight-asian="normal" style:font-name-complex="Roboto" style:font-size-complex="12pt" style:font-style-complex="normal" style:font-weight-complex="normal" loext:padding="0in" loext:border="none"/>
    </style:style>
    <style:style style:name="T36" style:family="text">
      <style:text-properties fo:font-variant="normal" fo:text-transform="none" fo:color="#212529" style:font-name="Roboto" fo:font-size="9pt" fo:letter-spacing="normal" fo:font-style="normal" fo:font-weight="normal" fo:background-color="#ffffff" loext:char-shading-value="0" loext:padding="0in" loext:border="none"/>
    </style:style>
    <style:style style:name="T37" style:family="text">
      <style:text-properties fo:font-variant="normal" fo:text-transform="none" fo:color="#212529" style:font-name="Roboto" fo:font-size="9pt" fo:letter-spacing="normal" fo:font-style="normal" fo:font-weight="bold" fo:background-color="#ffffff" loext:char-shading-value="0" loext:padding="0in" loext:border="none"/>
    </style:style>
    <style:style style:name="T38" style:family="text">
      <style:text-properties fo:font-variant="normal" fo:text-transform="none" fo:color="#ffffff" style:text-line-through-style="none" style:text-line-through-type="none" style:font-name="Roboto" fo:font-size="12pt" fo:letter-spacing="normal" fo:font-style="normal" style:text-underline-style="none" fo:font-weight="normal" style:text-blinking="false" fo:background-color="#4285f4" loext:char-shading-value="0" style:font-name-asian="Roboto" style:font-size-asian="12pt" style:font-style-asian="normal" style:font-weight-asian="normal" style:font-name-complex="Roboto" style:font-size-complex="12pt" style:font-style-complex="normal" style:font-weight-complex="normal" loext:padding="0in" loext:border="none"/>
    </style:style>
    <style:style style:name="T39" style:family="text">
      <style:text-properties fo:font-variant="normal" fo:text-transform="none" fo:color="#007bff" style:text-line-through-style="none" style:text-line-through-type="none" style:font-name="Roboto" fo:font-size="12pt" fo:letter-spacing="normal" fo:font-style="normal" style:text-underline-style="none" fo:font-weight="normal" style:text-blinking="false" fo:background-color="transparent" loext:char-shading-value="0" style:font-name-asian="Roboto" style:font-size-asian="12pt" style:font-style-asian="normal" style:font-weight-asian="normal" style:font-name-complex="Roboto" style:font-size-complex="12pt" style:font-style-complex="normal" style:font-weight-complex="normal" loext:padding="0in" loext:border="none"/>
    </style:style>
    <style:style style:name="T40" style:family="text">
      <style:text-properties style:font-name="Roboto" fo:font-size="12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ge" fo:padding="0in" fo:border="none" draw:ole-draw-aspect="1" draw:frame-display-border="false" draw:frame-margin-horizontal="0px" draw:frame-margin-vertical="0px"/>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postQuestion" form:apply-filter="true" form:method="post" form:control-implementation="ooo:com.sun.star.form.component.Form" office:target-frame="" xlink:href="https://www.onlineinterviewquestions.com/post/question"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onlineinterviewquestions.com/subscrib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onlineinterviewquestions.com/subscribe"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onlineinterviewquestions.com/download/pdf" xlink:type="simple">
          <form:properties>
            <form:property form:property-name="PropertyChangeNotificationEnabled" office:value-type="boolean" office:boolean-value="true"/>
          </form:properties>
        </form:form>
        <form:form form:name="postQuestion" form:apply-filter="true" form:method="post" form:control-implementation="ooo:com.sun.star.form.component.Form" office:target-frame="" xlink:href="https://www.onlineinterviewquestions.com/post/question"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3" text:anchor-type="page" text:anchor-page-number="1" svg:x="8.139in" svg:y="0.9457in" svg:width="0.1291in" svg:height="11.6929in" draw:z-index="0">
        <draw:floating-frame draw:frame-name="aswift_2"/>
        <svg:desc>OLE-object</svg:desc>
      </draw:frame>
      <text:h text:style-name="P76" text:outline-level="1">JQuery Interview Questions</text:h>
      <text:h text:style-name="P63" text:outline-level="6">Last Updated: Aug 11, 2019,</text:h>
      <text:h text:style-name="P62" text:outline-level="6"><text:span text:style-name="T36">Posted in </text:span><text:span text:style-name="Strong_20_Emphasis"><text:span text:style-name="T37">Interview Questions,</text:span></text:span></text:h>
      <text:h text:style-name="P65" text:outline-level="6">16 Questions</text:h>
      <text:p text:style-name="P34"><draw:frame draw:style-name="fr1" draw:name="Image1" text:anchor-type="as-char" svg:width="5.8335in" svg:height="0.3929in" draw:z-index="1"><draw:image xlink:href="https://www.onlineinterviewquestions.com/storage/categories/June2018/xJquery-interview-questions.jpg.pagespeed.ic.cQPkz3FWhY.webp" xlink:type="simple" xlink:show="embed" xlink:actuate="onLoad" loext:mime-type=""/><svg:title>JQuery Interview Questions</svg:title></draw:frame></text:p>
      <text:p text:style-name="P35">A lightweight JavaScript library which gives a quick and simple method for HTML DOM traversing and manipulation, its event handling, its client-side animations, and so on.</text:p>
      <table:table table:name="Table1" table:style-name="Table1">
        <table:table-column table:style-name="Table1.A"/>
        <table:table-column table:style-name="Table1.B"/>
        <table:table-header-rows>
          <table:table-row>
            <table:table-cell table:style-name="Table1.A1" table:number-columns-spanned="2" office:value-type="string">
              <text:p text:style-name="P83">Quick Questions About Jquery</text:p>
            </table:table-cell>
            <table:covered-table-cell/>
          </table:table-row>
        </table:table-header-rows>
        <table:table-row>
          <table:table-cell table:style-name="Table1.A2" office:value-type="string">
            <text:p text:style-name="Table_20_Contents"><text:span text:style-name="Strong_20_Emphasis"><text:span text:style-name="T6">JQuery</text:span></text:span><text:span text:style-name="T1"> is written In</text:span></text:p>
          </table:table-cell>
          <table:table-cell table:style-name="Table1.A2" office:value-type="string">
            <text:p text:style-name="P79">Java Script</text:p>
          </table:table-cell>
        </table:table-row>
        <table:table-row>
          <table:table-cell table:style-name="Table1.A2" office:value-type="string">
            <text:p text:style-name="Table_20_Contents"><text:span text:style-name="Strong_20_Emphasis"><text:span text:style-name="T6">Jquery </text:span></text:span><text:span text:style-name="T1">is a</text:span></text:p>
          </table:table-cell>
          <table:table-cell table:style-name="Table1.A2" office:value-type="string">
            <text:p text:style-name="P79">Javascript library designed to simplify HTML DOM, tree traversal and manipulation.</text:p>
          </table:table-cell>
        </table:table-row>
        <table:table-row>
          <table:table-cell table:style-name="Table1.A2" office:value-type="string">
            <text:p text:style-name="Table_20_Contents"><text:span text:style-name="Strong_20_Emphasis"><text:span text:style-name="T6">JQuery</text:span></text:span><text:span text:style-name="T1"> is developed By</text:span></text:p>
          </table:table-cell>
          <table:table-cell table:style-name="Table1.A2" office:value-type="string">
            <text:p text:style-name="P79">John Resig</text:p>
          </table:table-cell>
        </table:table-row>
        <table:table-row>
          <table:table-cell table:style-name="Table1.A2" office:value-type="string">
            <text:p text:style-name="Table_20_Contents"><text:span text:style-name="Strong_20_Emphasis"><text:span text:style-name="T6">JQuery is </text:span></text:span><text:span text:style-name="T1">Designed for</text:span></text:p>
          </table:table-cell>
          <table:table-cell table:style-name="Table1.A2" office:value-type="string">
            <text:p text:style-name="P79">Select DOM elements,Create Animations,Handle events,develop Ajax applications</text:p>
          </table:table-cell>
        </table:table-row>
        <table:table-row>
          <table:table-cell table:style-name="Table1.A2" office:value-type="string">
            <text:p text:style-name="Table_20_Contents"><text:span text:style-name="Strong_20_Emphasis"><text:span text:style-name="T6">JQuery</text:span></text:span><text:span text:style-name="T1"> Licence</text:span></text:p>
          </table:table-cell>
          <table:table-cell table:style-name="Table1.A2" office:value-type="string">
            <text:p text:style-name="P79">MIT</text:p>
          </table:table-cell>
        </table:table-row>
        <table:table-row>
          <table:table-cell table:style-name="Table1.A2" office:value-type="string">
            <text:p text:style-name="Table_20_Contents"><text:span text:style-name="Strong_20_Emphasis"><text:span text:style-name="T6">JQuery</text:span></text:span><text:span text:style-name="T1"> Current Stable release</text:span></text:p>
          </table:table-cell>
          <table:table-cell table:style-name="Table1.A2" office:value-type="string">
            <text:p text:style-name="P79">3.4.1</text:p>
          </table:table-cell>
        </table:table-row>
      </table:table>
      <text:h text:style-name="P71" text:outline-level="2">Advanced JQuery Interview Questions and answers</text:h>
      <text:section text:style-name="Sect1" text:name="div-gpt-ad-1548364549935-0">
        <text:p text:style-name="P47"/>
        <text:section text:style-name="Sect1" text:name="google_ads_iframe_/21785781902/Below_postmetadata_0__container__">
          <text:p text:style-name="P50"><draw:frame draw:style-name="fr3" draw:name="Object4" text:anchor-type="as-char" svg:width="3.5in" svg:height="2.9165in" draw:z-index="2"><draw:floating-frame draw:frame-name="google_ads_iframe_/21785781902/Below_postmetadata_0"/></draw:frame></text:p>
        </text:section>
      </text:section>
      <text:p text:style-name="P51"><text:a xlink:type="simple" xlink:href="https://www.onlineinterviewquestions.com/jquery-interview-questions/#downloadPopup" text:style-name="Internet_20_link" text:visited-style-name="Visited_20_Internet_20_Link"><text:span text:style-name="T38"> DOWNLOAD JQUERY INTERVIEW QUESTIONS PDF</text:span></text:a></text:p>
      <text:section text:style-name="Sect1" text:name="accordionEx1">
        <text:p text:style-name="P47"/>
        <text:section text:style-name="Sect1" text:name="headingUnfiled1">
          <text:h text:style-name="P75" text:outline-level="3"><text:a xlink:type="simple" xlink:href="https://www.onlineinterviewquestions.com/jquery-interview-questions/#collapseUnfiled1" text:style-name="Internet_20_link" text:visited-style-name="Visited_20_Internet_20_Link"><text:span text:style-name="T21">1. What is jQuery Selectors? Give some examples</text:span></text:a></text:h>
        </text:section>
        <text:section text:style-name="Sect1" text:name="collapseUnfiled1">
          <text:list xml:id="list584584127" text:style-name="L27">
            <text:list-item>
              <text:p text:style-name="P37"><text:soft-page-break/>jQuery Selectors are used to select one or a group of HTML elements from your web page.</text:p>
            </text:list-item>
            <text:list-item>
              <text:p text:style-name="P39">jQuery support all the CSS selectors as well as many additional custom selectors.</text:p>
            </text:list-item>
            <text:list-item>
              <text:p text:style-name="P39">jQuery selectors always start with dollar sign and parentheses: $()</text:p>
            </text:list-item>
          </text:list>
          <text:p text:style-name="P38">There are three building blocks to select the elements in a web document.</text:p>
          <text:p text:style-name="P38">1. Select elements by tag name</text:p>
          <text:p text:style-name="P47"><text:span text:style-name="Strong_20_Emphasis"><text:span text:style-name="T34">Example</text:span></text:span></text:p>
          <text:p text:style-name="P47"><text:span text:style-name="Strong_20_Emphasis"><text:span text:style-name="T34">$(div)</text:span></text:span><text:span text:style-name="T32"><text:line-break/>It will select all the div elements in the document.</text:span></text:p>
          <text:p text:style-name="P38">2. Select elements by ID</text:p>
          <text:p text:style-name="P47"><text:span text:style-name="Strong_20_Emphasis"><text:span text:style-name="T34">Example</text:span></text:span></text:p>
          <text:p text:style-name="P47"><text:span text:style-name="Strong_20_Emphasis"><text:span text:style-name="T34">$(“#abc”)</text:span></text:span><text:span text:style-name="T32"><text:line-break/>It will select single element that has an ID of abc.</text:span></text:p>
          <text:p text:style-name="P38">3. Select elements by Class</text:p>
          <text:p text:style-name="P47"><text:span text:style-name="Strong_20_Emphasis"><text:span text:style-name="T34">Example</text:span></text:span></text:p>
          <text:p text:style-name="P47"><text:span text:style-name="Strong_20_Emphasis"><text:span text:style-name="T34">$(“.xyzClass”)</text:span></text:span><text:span text:style-name="T32"><text:line-break/>It will select all the elements having class xyzClass.</text:span></text:p>
          <text:section text:style-name="Sect1" text:name="vdo_ai_div">
            <text:p text:style-name="P14"/>
          </text:section>
        </text:section>
      </text:section>
      <text:section text:style-name="Sect1" text:name="accordionEx2">
        <text:p text:style-name="P36"/>
        <text:section text:style-name="Sect1" text:name="headingUnfiled2">
          <text:h text:style-name="P75" text:outline-level="3"><text:a xlink:type="simple" xlink:href="https://www.onlineinterviewquestions.com/jquery-interview-questions/#collapseUnfiled2" text:style-name="Internet_20_link" text:visited-style-name="Visited_20_Internet_20_Link"><text:span text:style-name="T21">2. What is jQuery?</text:span></text:a></text:h>
        </text:section>
        <text:section text:style-name="Sect1" text:name="collapseUnfiled2">
          <text:p text:style-name="P47"><text:span text:style-name="Strong_20_Emphasis"><text:span text:style-name="T35">jQuery </text:span></text:span><text:span text:style-name="T33">is a lightweight JavaScript library which gives a quick and simple method for </text:span><text:span text:style-name="Strong_20_Emphasis"><text:span text:style-name="T35">HTML DOM traversing and manipulation</text:span></text:span><text:span text:style-name="T33">, its event handling, its client-side animations, and so on. One of the best features of jQuery is that jQuery supports an efficient way to implement </text:span><text:a xlink:type="simple" xlink:href="https://www.onlineinterviewquestions.com/ajax-interview-questions/" text:style-name="Internet_20_link" text:visited-style-name="Visited_20_Internet_20_Link"><text:span text:style-name="T39">AJAX </text:span></text:a><text:span text:style-name="T33">applications because of its lightweight nature and make normalize and efficient web programs.</text:span></text:p>
        </text:section>
      </text:section>
      <text:section text:style-name="Sect1" text:name="accordionEx3">
        <text:p text:style-name="P36"/>
        <text:section text:style-name="Sect1" text:name="headingUnfiled3">
          <text:h text:style-name="P75" text:outline-level="3"><text:a xlink:type="simple" xlink:href="https://www.onlineinterviewquestions.com/jquery-interview-questions/#collapseUnfiled3" text:style-name="Internet_20_link" text:visited-style-name="Visited_20_Internet_20_Link"><text:span text:style-name="T21">3. What are the advantages of JQuery ?</text:span></text:a></text:h>
        </text:section>
        <text:section text:style-name="Sect1" text:name="collapseUnfiled3">
          <text:p text:style-name="P47"><text:soft-page-break/><text:span text:style-name="Strong_20_Emphasis"><text:span text:style-name="T35">There are many advantages of using JQuery. Some of them are :</text:span></text:span></text:p>
          <text:list xml:id="list3535035014" text:style-name="L28">
            <text:list-item>
              <text:p text:style-name="P40">It is more like a JavaScript enhancement so there is no overhead in learning a new syntax.</text:p>
            </text:list-item>
            <text:list-item>
              <text:p text:style-name="P40">It has the ability to keep the code simple, readable, clear and reusable.</text:p>
            </text:list-item>
            <text:list-item>
              <text:p text:style-name="P40">Cross-browser support (IE 6.0+, FF 1.5+, Safari 2.0+, Opera 9.0+)</text:p>
            </text:list-item>
            <text:list-item>
              <text:p text:style-name="P40">It would eradicate the requirement for writing complex loops and DOM scripting library calls.</text:p>
            </text:list-item>
            <text:list-item>
              <text:p text:style-name="P40">Event detection and handling.</text:p>
            </text:list-item>
            <text:list-item>
              <text:p text:style-name="P40">Tons of plug-ins for all kind of needs.</text:p>
            </text:list-item>
          </text:list>
        </text:section>
      </text:section>
      <text:section text:style-name="Sect1" text:name="accordionEx4">
        <text:p text:style-name="P36"/>
        <text:section text:style-name="Sect1" text:name="headingUnfiled4">
          <text:h text:style-name="P75" text:outline-level="3"><text:a xlink:type="simple" xlink:href="https://www.onlineinterviewquestions.com/jquery-interview-questions/#collapseUnfiled4" text:style-name="Internet_20_link" text:visited-style-name="Visited_20_Internet_20_Link"><text:span text:style-name="T21">4. What are the various ajax functions available in Jquery ?</text:span></text:a></text:h>
        </text:section>
        <text:section text:style-name="Sect1" text:name="collapseUnfiled4">
          <text:p text:style-name="P36">Ajax allows the user to exchange data with a server and update parts of a page without reloading the entire page. Some of the functions of ajax are as follows:</text:p>
          <text:p text:style-name="P47"><text:span text:style-name="Strong_20_Emphasis"><text:span text:style-name="T34">$.ajax()</text:span></text:span><text:span text:style-name="T32">: This is considered to be the most low level and basic of functions. It is used to send requests . This function can be performed without a selector.</text:span></text:p>
          <text:p text:style-name="P47"><text:span text:style-name="Strong_20_Emphasis"><text:span text:style-name="T34">$.ajaxSetup()</text:span></text:span><text:span text:style-name="T32">: This function is used to define and set the options for various ajax calls.</text:span></text:p>
          <text:p text:style-name="P47"><text:span text:style-name="Strong_20_Emphasis"><text:span text:style-name="T34">For example.</text:span></text:span></text:p>
          <text:p text:style-name="P92">$.ajaxSetup({</text:p>
          <text:p text:style-name="P92">"type":"POST",</text:p>
          <text:p text:style-name="P92">"url":"ajax.php",</text:p>
          <text:p text:style-name="P92">"success":function(data){</text:p>
          <text:p text:style-name="P92">$("#bar")</text:p>
          <text:p text:style-name="P92">.css("background","yellow")</text:p>
          <text:p text:style-name="P92">.html(data);</text:p>
          <text:p text:style-name="P92">}</text:p>
          <text:p text:style-name="P92">});</text:p>
          <text:p text:style-name="P47"><text:soft-page-break/><text:span text:style-name="Strong_20_Emphasis"><text:span text:style-name="T34">Shorthand ajax methods</text:span></text:span><text:span text:style-name="T32">: They comprise of simply the wrapper function that call $.ajax() with certain parameters already set.</text:span></text:p>
          <text:p text:style-name="P47"><text:span text:style-name="Strong_20_Emphasis"><text:span text:style-name="T34">$.getJSON()</text:span></text:span><text:span text:style-name="T32">: this is a special type of shorthand function which is used to accept the url to which the requests are sent. Also optional data and optional callback functions are possible in such functions.</text:span></text:p>
        </text:section>
      </text:section>
      <text:section text:style-name="Sect1" text:name="accordionEx5">
        <text:p text:style-name="P36"/>
        <text:section text:style-name="Sect1" text:name="headingUnfiled5">
          <text:h text:style-name="P75" text:outline-level="3"><text:a xlink:type="simple" xlink:href="https://www.onlineinterviewquestions.com/jquery-interview-questions/#collapseUnfiled5" text:style-name="Internet_20_link" text:visited-style-name="Visited_20_Internet_20_Link"><text:span text:style-name="T21">5. Explain .empty() vs .remove() vs .detach() in Jquery</text:span></text:a></text:h>
        </text:section>
        <text:section text:style-name="Sect1" text:name="collapseUnfiled5">
          <text:list xml:id="list2742594473" text:style-name="L29">
            <text:list-item>
              <text:p text:style-name="P48"><text:span text:style-name="Strong_20_Emphasis"><text:span text:style-name="T35">.empty()</text:span></text:span><text:span text:style-name="T33"> method is used to remove all the child elements from matched elements.</text:span></text:p>
            </text:list-item>
            <text:list-item>
              <text:p text:style-name="P48"><text:span text:style-name="Strong_20_Emphasis"><text:span text:style-name="T34">.remove()</text:span></text:span><text:span text:style-name="T32"> method is used to remove all the matched element. This method will remove all the jQuery data associated with the matched element.</text:span></text:p>
            </text:list-item>
            <text:list-item>
              <text:p text:style-name="P48"><text:span text:style-name="Strong_20_Emphasis"><text:span text:style-name="T34">.detach()</text:span></text:span><text:span text:style-name="T32"> method is same as .remove() method except that the .detach() method doesn’t remove jQuery data associated with the matched elements.</text:span></text:p>
            </text:list-item>
          </text:list>
          <text:p text:style-name="P47"><text:span text:style-name="Strong_20_Emphasis"><text:span text:style-name="T34">.remove()</text:span></text:span><text:span text:style-name="T32"> is faster than .empty() or .detach() method.</text:span></text:p>
          <text:p text:style-name="P47"><text:span text:style-name="Strong_20_Emphasis"><text:span text:style-name="T34">Syntax:</text:span></text:span></text:p>
          <text:p text:style-name="P92">$(selector).empty();</text:p>
          <text:p text:style-name="P92">$(selector).remove();</text:p>
          <text:p text:style-name="P92">$(selector).detach();</text:p>
        </text:section>
      </text:section>
      <text:section text:style-name="Sect1" text:name="accordionEx6">
        <text:p text:style-name="P36"/>
        <text:section text:style-name="Sect1" text:name="headingUnfiled6">
          <text:h text:style-name="P75" text:outline-level="3"><text:a xlink:type="simple" xlink:href="https://www.onlineinterviewquestions.com/jquery-interview-questions/#collapseUnfiled6" text:style-name="Internet_20_link" text:visited-style-name="Visited_20_Internet_20_Link"><text:span text:style-name="T21">6. Explain width() vs css(‘width’) in JQuery</text:span></text:a></text:h>
        </text:section>
        <text:section text:style-name="Sect1" text:name="collapseUnfiled6">
          <text:p text:style-name="P36">In jQuery, there is two way to change the width of an element. One way is using .css(‘width’) and other way is using .width().</text:p>
          <text:p text:style-name="P47"><text:span text:style-name="Strong_20_Emphasis"><text:span text:style-name="T34">For example</text:span></text:span></text:p>
          <text:p text:style-name="P92">$('#mydiv').css('width','300px');</text:p>
          <text:p text:style-name="P92">$('#mydiv').width(100);</text:p>
          <text:list xml:id="list370002644" text:style-name="L30">
            <text:list-item>
              <text:p text:style-name="P41">The difference in .css(‘width’) and .width() is the data type of value we specify or return from the both functions.</text:p>
            </text:list-item>
            <text:list-item>
              <text:p text:style-name="P41"><text:soft-page-break/>In .css(‘width’) we have to add “px” in the width value while in .width() we don’t have to add.</text:p>
            </text:list-item>
            <text:list-item>
              <text:p text:style-name="P41">When you want to get the width of “mydiv” element then .css(‘width’) will return ‘300px’ while .width() will return only integer value 300.</text:p>
            </text:list-item>
          </text:list>
        </text:section>
      </text:section>
      <text:section text:style-name="Sect1" text:name="accordionEx7">
        <text:p text:style-name="P36"/>
        <text:section text:style-name="Sect1" text:name="headingUnfiled7">
          <text:h text:style-name="P75" text:outline-level="3"><text:a xlink:type="simple" xlink:href="https://www.onlineinterviewquestions.com/jquery-interview-questions/#collapseUnfiled7" text:style-name="Internet_20_link" text:visited-style-name="Visited_20_Internet_20_Link"><text:span text:style-name="T21">7. Explain bind() vs live() vs delegate() methods in Jquery</text:span></text:a></text:h>
        </text:section>
        <text:section text:style-name="Sect1" text:name="collapseUnfiled7">
          <text:p text:style-name="P47"><text:span text:style-name="Strong_20_Emphasis"><text:span text:style-name="T35">The bind()</text:span></text:span><text:span text:style-name="T33"> method will not attach events to those elements which are added after DOM is loaded while </text:span><text:span text:style-name="Strong_20_Emphasis"><text:span text:style-name="T35">live()</text:span></text:span><text:span text:style-name="T33"> and </text:span><text:span text:style-name="Strong_20_Emphasis"><text:span text:style-name="T35">delegate()</text:span></text:span><text:span text:style-name="T33"> methods attach events to the future elements also.</text:span></text:p>
          <text:p text:style-name="P47"><text:span text:style-name="T32">The difference between </text:span><text:span text:style-name="Strong_20_Emphasis"><text:span text:style-name="T34">live()</text:span></text:span><text:span text:style-name="T32"> and </text:span><text:span text:style-name="Strong_20_Emphasis"><text:span text:style-name="T34">delegate()</text:span></text:span><text:span text:style-name="T32"> methods is </text:span><text:span text:style-name="Strong_20_Emphasis"><text:span text:style-name="T34">live()</text:span></text:span><text:span text:style-name="T32"> function will not work in chaining. It will work only on an selector or an element while </text:span><text:span text:style-name="Strong_20_Emphasis"><text:span text:style-name="T34">delegate()</text:span></text:span><text:span text:style-name="T32"> method can work in chaining.</text:span></text:p>
          <text:p text:style-name="P47"><text:span text:style-name="Strong_20_Emphasis"><text:span text:style-name="T34">For example</text:span></text:span></text:p>
          <text:p text:style-name="P92">$(document).ready(function(){</text:p>
          <text:p text:style-name="P92">$("#myTable").find("tr").live("click",function(){</text:p>
          <text:p text:style-name="P92">alert($(this).text());</text:p>
          <text:p text:style-name="P92">});</text:p>
          <text:p text:style-name="P92">});</text:p>
          <text:p text:style-name="P38">Above code will not work using live() method. But using delegate() method we can accomplish this.</text:p>
          <text:p text:style-name="P92">$(document).ready(function(){</text:p>
          <text:p text:style-name="P92">$("#dvContainer")children("table").delegate("tr","click",function(){</text:p>
          <text:p text:style-name="P92">alert($(this).text());</text:p>
          <text:p text:style-name="P92">});</text:p>
          <text:p text:style-name="P92">});</text:p>
        </text:section>
      </text:section>
      <text:section text:style-name="Sect1" text:name="accordionEx8">
        <text:p text:style-name="P36"/>
        <text:section text:style-name="Sect1" text:name="headingUnfiled8">
          <text:h text:style-name="P75" text:outline-level="3"><text:a xlink:type="simple" xlink:href="https://www.onlineinterviewquestions.com/jquery-interview-questions/#collapseUnfiled8" text:style-name="Internet_20_link" text:visited-style-name="Visited_20_Internet_20_Link"><text:span text:style-name="T21">8. What is the use of param() method in JQuery .</text:span></text:a></text:h>
        </text:section>
        <text:section text:style-name="Sect1" text:name="collapseUnfiled8">
          <text:p text:style-name="P36">The param() method is used to represent an array or an object in serialize manner.<text:line-break/><text:soft-page-break/>While making an ajax request we can use these serialize values in the query strings of URL.</text:p>
          <text:p text:style-name="P47"><text:span text:style-name="Strong_20_Emphasis"><text:span text:style-name="T34">Syntax:</text:span></text:span></text:p>
          <text:p text:style-name="P92">$.param(object | array, boolValue)</text:p>
          <text:p text:style-name="P34">“<text:span text:style-name="T40">object | array” specifies an array or an object to be serialized.</text:span></text:p>
          <text:p text:style-name="P34">“<text:span text:style-name="T40">boolValue” specifies whether to use the traditional style of param serialization or not.</text:span></text:p>
          <text:p text:style-name="P47"><text:span text:style-name="Strong_20_Emphasis"><text:span text:style-name="T34">Example</text:span></text:span></text:p>
          <text:p text:style-name="P92">personObj=new Object();</text:p>
          <text:p text:style-name="P92">empObject.name="Ravi";</text:p>
          <text:p text:style-name="P92">empObject.age="28";</text:p>
          <text:p text:style-name="P92">empObject.dept="IT";</text:p>
          <text:p text:style-name="P92">$("#clickme").click(function(){</text:p>
          <text:p text:style-name="P92">$("span").text($.param(empObject));</text:p>
          <text:p text:style-name="P92">});</text:p>
          <text:p text:style-name="P38">It will set the text of span to “name=Ravi&amp;age=28&amp;dep=IT”</text:p>
        </text:section>
      </text:section>
      <text:section text:style-name="Sect1" text:name="accordionEx9">
        <text:p text:style-name="P36"/>
        <text:section text:style-name="Sect1" text:name="headingUnfiled9">
          <text:h text:style-name="P75" text:outline-level="3"><text:a xlink:type="simple" xlink:href="https://www.onlineinterviewquestions.com/jquery-interview-questions/#collapseUnfiled9" text:style-name="Internet_20_link" text:visited-style-name="Visited_20_Internet_20_Link"><text:span text:style-name="T21">9. What is difference between $(this) and this in jQuery ?</text:span></text:a></text:h>
        </text:section>
        <text:section text:style-name="Sect1" text:name="collapseUnfiled9">
          <text:p text:style-name="P93">$(document).ready(function(){</text:p>
          <text:p text:style-name="P92">$('#clickme').click(function(){</text:p>
          <text:p text:style-name="P94"><text:s/><text:span text:style-name="T26">alert($(this).text());</text:span></text:p>
          <text:p text:style-name="P94"><text:s/><text:span text:style-name="T26">alert(this.innerText);</text:span></text:p>
          <text:p text:style-name="P92">});</text:p>
          <text:p text:style-name="P92">});</text:p>
          <text:p text:style-name="P47"><text:span text:style-name="Strong_20_Emphasis"><text:span text:style-name="T34">this </text:span></text:span><text:span text:style-name="T32">and </text:span><text:span text:style-name="Strong_20_Emphasis"><text:span text:style-name="T34">$(this)</text:span></text:span><text:span text:style-name="T32"> references the same element but the difference is that “this” is used in traditional way but when “this” is used with $() then it becomes a jQuery object on which we can use the functions of jQuery.?</text:span></text:p>
          <text:p text:style-name="P38"><text:soft-page-break/>In the example given, when only “this” keyword is used then we can use the jQuery text() function to get the text of the element, because it is not jQuery object. Once the “this” keyword is wrapped in $() then we can use the jQuery function text() to get the text of the element.</text:p>
        </text:section>
      </text:section>
      <text:section text:style-name="Sect1" text:name="accordionEx10">
        <text:p text:style-name="P36"/>
        <text:section text:style-name="Sect1" text:name="headingUnfiled10">
          <text:h text:style-name="P75" text:outline-level="3"><text:a xlink:type="simple" xlink:href="https://www.onlineinterviewquestions.com/jquery-interview-questions/#collapseUnfiled10" text:style-name="Internet_20_link" text:visited-style-name="Visited_20_Internet_20_Link"><text:span text:style-name="T21">10. How to read, write and delete cookies in jQuery ?</text:span></text:a></text:h>
        </text:section>
        <text:section text:style-name="Sect1" text:name="collapseUnfiled10">
          <text:p text:style-name="P36">To deal with cookies in jQuery we have to use the Dough cookie plugin.</text:p>
          <text:p text:style-name="P38">Dough is easy to use and having powerful features.</text:p>
          <text:list xml:id="list466409838" text:style-name="L31">
            <text:list-item>
              <text:p text:style-name="P49"><text:span text:style-name="Strong_20_Emphasis"><text:span text:style-name="T34">Create cookie:</text:span></text:span><text:span text:style-name="T32"><text:line-break/>$.dough(“cookie_name”, “cookie_value”);</text:span></text:p>
            </text:list-item>
            <text:list-item>
              <text:p text:style-name="P49"><text:span text:style-name="Strong_20_Emphasis"><text:span text:style-name="T34">Read Cookie:</text:span></text:span><text:span text:style-name="T32"><text:line-break/>$.dough(“cookie_name”);</text:span></text:p>
            </text:list-item>
            <text:list-item>
              <text:p text:style-name="P49"><text:span text:style-name="Strong_20_Emphasis"><text:span text:style-name="T34">Delete cookie:</text:span></text:span><text:span text:style-name="T32"><text:line-break/>$.dough(“cookie_name”, “remove”);</text:span></text:p>
            </text:list-item>
          </text:list>
        </text:section>
      </text:section>
      <text:section text:style-name="Sect1" text:name="accordionEx11">
        <text:p text:style-name="P36"/>
        <text:section text:style-name="Sect1" text:name="headingUnfiled11">
          <text:h text:style-name="P75" text:outline-level="3"><text:a xlink:type="simple" xlink:href="https://www.onlineinterviewquestions.com/jquery-interview-questions/#collapseUnfiled11" text:style-name="Internet_20_link" text:visited-style-name="Visited_20_Internet_20_Link"><text:span text:style-name="T21">11. What is the difference between jquery.size() and jquery.length?</text:span></text:a></text:h>
        </text:section>
        <text:section text:style-name="Sect1" text:name="collapseUnfiled11">
          <text:p text:style-name="P47"><text:span text:style-name="T33">jQuery </text:span><text:span text:style-name="Strong_20_Emphasis"><text:span text:style-name="T35">.size()</text:span></text:span><text:span text:style-name="T33"> method returns number of element in the object. But it is not preferred to use the size() method as jQuery provide </text:span><text:span text:style-name="Strong_20_Emphasis"><text:span text:style-name="T35">.length</text:span></text:span><text:span text:style-name="T33"> property and which does the same thing. But the .length property is preferred because it does not have the overhead of a function call.</text:span></text:p>
        </text:section>
      </text:section>
      <text:section text:style-name="Sect1" text:name="accordionEx12">
        <text:p text:style-name="P36"/>
        <text:section text:style-name="Sect1" text:name="headingUnfiled12">
          <text:h text:style-name="P75" text:outline-level="3"><text:a xlink:type="simple" xlink:href="https://www.onlineinterviewquestions.com/jquery-interview-questions/#collapseUnfiled12" text:style-name="Internet_20_link" text:visited-style-name="Visited_20_Internet_20_Link"><text:span text:style-name="T21">12. How can events be prevented from stopping to work after an ajax request?</text:span></text:a></text:h>
        </text:section>
        <text:section text:style-name="Sect1" text:name="collapseUnfiled12">
          <text:p text:style-name="P47"><text:span text:style-name="T33">There are two ways to handle this issue:<text:line-break/></text:span><text:span text:style-name="Strong_20_Emphasis"><text:span text:style-name="T35">Use of event delegation</text:span></text:span><text:span text:style-name="T33">: The event delegation technique works on principle by exploiting the event bubbling. It uses event bubbling to capture the events on elements which are present anywhere in the domain object model. In jquery the user can make use of the live and die methods for the events delegation which contains a subset of event types.<text:line-break/></text:span><text:span text:style-name="Strong_20_Emphasis"><text:span text:style-name="T35">For example.</text:span></text:span><text:span text:style-name="T33"> handling even delegation, handling of clicks on any &lt;a&gt; element:</text:span></text:p>
          <text:p text:style-name="P92">$('#mydiv').click(function(e){</text:p>
          <text:p text:style-name="P92">if( $(e.target).is('a') )</text:p>
          <text:p text:style-name="P92"><text:soft-page-break/>fn.call(e.target,e);</text:p>
          <text:p text:style-name="P92">});</text:p>
          <text:p text:style-name="P92">$('#mydiv').load('my.html')</text:p>
          <text:p text:style-name="P47"><text:span text:style-name="Strong_20_Emphasis"><text:span text:style-name="T34">Event rebinding usage</text:span></text:span><text:span text:style-name="T32">: When this method is used it requires the user to call the bind method and the added new elements.</text:span></text:p>
          <text:p text:style-name="P92">$('a').click(fn);</text:p>
          <text:p text:style-name="P92">$('#mydiv').load('my.html',function(){</text:p>
          <text:p text:style-name="P92">$('#mydiv a').click(fn);</text:p>
          <text:p text:style-name="P92">});</text:p>
        </text:section>
      </text:section>
      <text:section text:style-name="Sect1" text:name="accordionEx13">
        <text:p text:style-name="P36"/>
        <text:section text:style-name="Sect1" text:name="headingUnfiled13">
          <text:h text:style-name="P75" text:outline-level="3"><text:a xlink:type="simple" xlink:href="https://www.onlineinterviewquestions.com/jquery-interview-questions/#collapseUnfiled13" text:style-name="Internet_20_link" text:visited-style-name="Visited_20_Internet_20_Link"><text:span text:style-name="T21">13. Why jQuery?</text:span></text:a></text:h>
        </text:section>
        <text:section text:style-name="Sect1" text:name="collapseUnfiled13">
          <text:p text:style-name="P36">jQuery is very compact and well-written JavaScript code that increases the productivity of the developer by enabling them to achieve critical UI functionality by writing very less amount of code.</text:p>
          <text:p text:style-name="P38">It helps to</text:p>
          <text:list xml:id="list1762405177" text:style-name="L32">
            <text:list-item>
              <text:p text:style-name="P42">Improve the performance of the application</text:p>
            </text:list-item>
            <text:list-item>
              <text:p text:style-name="P42">Develop most browser compatible web page</text:p>
            </text:list-item>
            <text:list-item>
              <text:p text:style-name="P42">Implement UI related critical functionality without writing hundreds of lines of codes</text:p>
            </text:list-item>
            <text:list-item>
              <text:p text:style-name="P42">Fast</text:p>
            </text:list-item>
            <text:list-item>
              <text:p text:style-name="P42">Extensible – jQuery can be extended to implement customized behavior</text:p>
            </text:list-item>
          </text:list>
          <text:p text:style-name="P38">Other advantages of jQuery are</text:p>
          <text:list xml:id="list3116258537" text:style-name="L33">
            <text:list-item>
              <text:p text:style-name="P43">No need to learn fresh new syntax’s to use jQuery, knowing simple JavaScript syntax is enough</text:p>
            </text:list-item>
            <text:list-item>
              <text:p text:style-name="P43">Simple and Cleaner code, no need to write several lines of codes to achieve complex functionality.</text:p>
            </text:list-item>
          </text:list>
        </text:section>
      </text:section>
      <text:section text:style-name="Sect1" text:name="accordionEx14">
        <text:p text:style-name="P36"/>
        <text:section text:style-name="Sect1" text:name="headingUnfiled14">
          <text:h text:style-name="P75" text:outline-level="3"><text:soft-page-break/><text:a xlink:type="simple" xlink:href="https://www.onlineinterviewquestions.com/jquery-interview-questions/#collapseUnfiled14" text:style-name="Internet_20_link" text:visited-style-name="Visited_20_Internet_20_Link"><text:span text:style-name="T21">14. What are the different type of selectors in Jquery?</text:span></text:a></text:h>
        </text:section>
        <text:section text:style-name="Sect1" text:name="collapseUnfiled14">
          <text:p text:style-name="P36">There are 3 types of selectors in Jquery</text:p>
          <text:list xml:id="list2746408885" text:style-name="L34">
            <text:list-item>
              <text:p text:style-name="P44">CSS Selector</text:p>
            </text:list-item>
            <text:list-item>
              <text:p text:style-name="P44">XPath Selector</text:p>
            </text:list-item>
            <text:list-item>
              <text:p text:style-name="P44">Custom Selector</text:p>
            </text:list-item>
          </text:list>
        </text:section>
      </text:section>
      <text:section text:style-name="Sect1" text:name="accordionEx15">
        <text:p text:style-name="P36"/>
        <text:section text:style-name="Sect1" text:name="headingUnfiled15">
          <text:h text:style-name="P75" text:outline-level="3"><text:a xlink:type="simple" xlink:href="https://www.onlineinterviewquestions.com/jquery-interview-questions/#collapseUnfiled15" text:style-name="Internet_20_link" text:visited-style-name="Visited_20_Internet_20_Link"><text:span text:style-name="T21">15. What are features of JQuery or what can be done using JQuery?</text:span></text:a></text:h>
        </text:section>
        <text:section text:style-name="Sect1" text:name="collapseUnfiled15">
          <text:p text:style-name="P36">Features of Jquery</text:p>
          <text:list xml:id="list809161715" text:style-name="L35">
            <text:list-item>
              <text:p text:style-name="P45">One can easily provide effects and can do animations.</text:p>
            </text:list-item>
            <text:list-item>
              <text:p text:style-name="P45">Applying / Changing CSS.</text:p>
            </text:list-item>
            <text:list-item>
              <text:p text:style-name="P45">Cool plugins.</text:p>
            </text:list-item>
            <text:list-item>
              <text:p text:style-name="P45">Ajax support</text:p>
            </text:list-item>
            <text:list-item>
              <text:p text:style-name="P45">DOM selection events</text:p>
            </text:list-item>
            <text:list-item>
              <text:p text:style-name="P45">Event Handling</text:p>
            </text:list-item>
          </text:list>
        </text:section>
      </text:section>
      <text:section text:style-name="Sect1" text:name="accordionEx16">
        <text:p text:style-name="P36"/>
        <text:section text:style-name="Sect1" text:name="headingUnfiled16">
          <text:h text:style-name="P75" text:outline-level="3"><text:a xlink:type="simple" xlink:href="https://www.onlineinterviewquestions.com/jquery-interview-questions/#collapseUnfiled16" text:style-name="Internet_20_link" text:visited-style-name="Visited_20_Internet_20_Link"><text:span text:style-name="T21">16. How is body onload() function is different from document.ready() function used in jQuery?</text:span></text:a></text:h>
        </text:section>
        <text:section text:style-name="Sect1" text:name="collapseUnfiled16">
          <text:p text:style-name="P47"><text:span text:style-name="Strong_20_Emphasis"><text:span text:style-name="T35">Document.ready()</text:span></text:span><text:span text:style-name="T33"> function is different from body onload() function because off 2 reasons.</text:span></text:p>
          <text:list xml:id="list4003729304" text:style-name="L36">
            <text:list-item>
              <text:p text:style-name="P46">We can have more than one document.ready() function in a page where we can have only one onload function.</text:p>
            </text:list-item>
            <text:list-item>
              <text:p text:style-name="P46">Document.ready() function is called as soon as DOM is loaded where body.onload() function is called when everything gets loaded on the page that includes DOM, images and all associated resources of the page.</text:p>
            </text:list-item>
          </text:list>
        </text:section>
      </text:section>
      <text:section text:style-name="Sect1" text:name="pagination">
        <text:p text:style-name="Text_20_body"><text:bookmark text:name="questions"/><text:bookmark text:name="email"/><text:span text:style-name="T3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ans-serif"/>
    <style:font-face style:name="SFMono-Regular" svg:font-family="SFMono-Regular, Menlo, Monaco, Consolas, 'Liberation Mono',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1:18:18.954180798</meta:creation-date>
    <dc:date>2019-09-06T11:43:16.803380608</dc:date>
    <meta:editing-duration>PT14M46S</meta:editing-duration>
    <meta:editing-cycles>2</meta:editing-cycles>
    <meta:generator>LibreOffice/6.0.7.3$Linux_X86_64 LibreOffice_project/00m0$Build-3</meta:generator>
    <meta:document-statistic meta:table-count="1" meta:image-count="1" meta:object-count="2" meta:page-count="9" meta:paragraph-count="166" meta:word-count="1497" meta:character-count="9391" meta:non-whitespace-character-count="8090"/>
  </office:meta>
</office:document-meta>
</file>